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96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2" style:family="table-cell" style:parent-style-name="Default">
      <style:table-cell-properties fo:background-color="#f8aa97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3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4" style:family="table-cell" style:parent-style-name="Default">
      <style:table-cell-properties fo:background-color="transparent" fo:border="0.74pt solid #000000"/>
      <style:text-properties style:font-name="Latin Modern Mono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6" style:family="table-cell" style:parent-style-name="Default">
      <style:table-cell-properties fo:border="0.74pt solid #000000"/>
      <style:text-properties style:font-name="Latin Modern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8aa97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dd58a"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22" style:family="table-cell" style:parent-style-name="Default">
      <style:table-cell-properties fo:background-color="#add58a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style-name="ce19" office:value-type="string" calcext:value-type="string">
            <text:p>RGBCol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unsigned char r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unsigned char gre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unsigned char b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RGBColor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RGBColor(unsigned char, unsigned char, unsigned cha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RGBColor(unsigned cha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void setRed(unsigned cha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void setGreen(unsigned cha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void setBlue(unsigned cha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unsigned char getRed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unsigned char getGreen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unsigned char getBlue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double distanceEuclidian(const RGBColor &amp;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double distanceEuclidianCorrected(const RGBColor &amp;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double abs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2" office:value-type="string" calcext:value-type="string">
            <text:p>RGBColor bw() const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scale-to="1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7:16:49.865814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5-05T17:20:56.785362482</dc:date>
    <meta:editing-duration>PT27M42S</meta:editing-duration>
    <meta:editing-cycles>19</meta:editing-cycles>
    <meta:generator>LibreOffice/6.0.7.3$Linux_X86_64 LibreOffice_project/00m0$Build-3</meta:generator>
    <meta:document-statistic meta:table-count="1" meta:cell-count="33" meta:object-count="0"/>
  </office:meta>
</office:document-meta>
</file>